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14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9.216cm" fo:min-width="6.4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41cm" fo:min-width="6.099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4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5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Liberation Mono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14cm" svg:height="0.81cm" svg:x="1.75cm" svg:y="4cm">
          <draw:text-box>
            <text:p><text:span text:style-name="T1">ENA</text:span></text:p>
          </draw:text-box>
        </draw:frame>
        <draw:custom-shape draw:style-name="gr2" draw:text-style-name="P2" draw:layer="layout" svg:width="7cm" svg:height="9.5cm" svg:x="4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99cm" svg:height="1.691cm" svg:x="4.75cm" svg:y="2.279cm">
          <draw:text-box>
            <text:p text:style-name="P3"><text:span text:style-name="T2">TT_PROJECT</text:span></text:p>
          </draw:text-box>
        </draw:frame>
        <draw:line draw:style-name="gr4" draw:text-style-name="P5" draw:layer="layout" svg:x1="4.5cm" svg:y1="4.75cm" svg:x2="2cm" svg:y2="4.75cm">
          <text:p/>
        </draw:line>
        <draw:frame draw:style-name="gr5" draw:text-style-name="P6" draw:layer="layout" svg:width="2.914cm" svg:height="0.81cm" svg:x="1.75cm" svg:y="4.75cm">
          <draw:text-box>
            <text:p><text:span text:style-name="T1">CLK</text:span></text:p>
          </draw:text-box>
        </draw:frame>
        <draw:line draw:style-name="gr4" draw:text-style-name="P5" draw:layer="layout" svg:x1="4.5cm" svg:y1="5.529cm" svg:x2="2cm" svg:y2="5.529cm">
          <text:p/>
        </draw:line>
        <draw:frame draw:style-name="gr1" draw:text-style-name="P6" draw:layer="layout" svg:width="2.014cm" svg:height="0.81cm" svg:x="1.764cm" svg:y="5.5cm">
          <draw:text-box>
            <text:p><text:span text:style-name="T1">RST_N</text:span></text:p>
          </draw:text-box>
        </draw:frame>
        <draw:line draw:style-name="gr4" draw:text-style-name="P5" draw:layer="layout" svg:x1="4.514cm" svg:y1="6.25cm" svg:x2="2.014cm" svg:y2="6.25cm">
          <text:p/>
        </draw:line>
        <draw:frame draw:style-name="gr1" draw:text-style-name="P1" draw:layer="layout" svg:width="2.014cm" svg:height="0.81cm" svg:x="1.764cm" svg:y="6.25cm">
          <draw:text-box>
            <text:p><text:span text:style-name="T1">UI_IN</text:span></text:p>
          </draw:text-box>
        </draw:frame>
        <draw:line draw:style-name="gr4" draw:text-style-name="P5" draw:layer="layout" svg:x1="4.514cm" svg:y1="7cm" svg:x2="2.014cm" svg:y2="7cm">
          <text:p/>
        </draw:line>
        <draw:frame draw:style-name="gr6" draw:text-style-name="P6" draw:layer="layout" svg:width="2.285cm" svg:height="0.81cm" svg:x="1.764cm" svg:y="7cm">
          <draw:text-box>
            <text:p><text:span text:style-name="T1">UO_OUT</text:span></text:p>
          </draw:text-box>
        </draw:frame>
        <draw:line draw:style-name="gr4" draw:text-style-name="P5" draw:layer="layout" svg:x1="4.514cm" svg:y1="7.75cm" svg:x2="2.014cm" svg:y2="7.75cm">
          <text:p/>
        </draw:line>
        <draw:frame draw:style-name="gr1" draw:text-style-name="P6" draw:layer="layout" svg:width="2.285cm" svg:height="0.81cm" svg:x="1.764cm" svg:y="7.75cm">
          <draw:text-box>
            <text:p><text:span text:style-name="T1">UIO_IN</text:span></text:p>
          </draw:text-box>
        </draw:frame>
        <draw:line draw:style-name="gr4" draw:text-style-name="P5" draw:layer="layout" svg:x1="4.514cm" svg:y1="8.5cm" svg:x2="2.014cm" svg:y2="8.5cm">
          <text:p/>
        </draw:line>
        <draw:frame draw:style-name="gr1" draw:text-style-name="P6" draw:layer="layout" svg:width="2.583cm" svg:height="0.81cm" svg:x="1.764cm" svg:y="8.5cm">
          <draw:text-box>
            <text:p><text:span text:style-name="T1">UIO_OUT</text:span></text:p>
          </draw:text-box>
        </draw:frame>
        <draw:line draw:style-name="gr4" draw:text-style-name="P5" draw:layer="layout" svg:x1="4.514cm" svg:y1="9.25cm" svg:x2="2.014cm" svg:y2="9.25cm">
          <text:p/>
        </draw:line>
        <draw:line draw:style-name="gr4" draw:text-style-name="P5" draw:layer="layout" svg:x1="4.514cm" svg:y1="10cm" svg:x2="2.014cm" svg:y2="10cm">
          <text:p/>
        </draw:line>
        <draw:frame draw:style-name="gr1" draw:text-style-name="P6" draw:layer="layout" svg:width="2.285cm" svg:height="0.81cm" svg:x="1.75cm" svg:y="9.25cm">
          <draw:text-box>
            <text:p><text:span text:style-name="T1">UIO_O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3-17T09:39:21.895756852</dc:date>
    <meta:editing-duration>PT40M40S</meta:editing-duration>
    <meta:editing-cycles>40</meta:editing-cycles>
    <meta:generator>LibreOffice/25.2.3.2$Linux_X86_64 LibreOffice_project/520$Build-2</meta:generator>
    <meta:document-statistic meta:object-count="18"/>
  </office:meta>
</office:document-meta>
</file>